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" style:family="text">
      <style:text-properties officeooo:rsid="001a9ddd"/>
    </style:style>
    <style:style style:name="T2" style:family="text">
      <style:text-properties officeooo:rsid="001c057c"/>
    </style:style>
    <style:style style:name="T3" style:family="text">
      <style:text-properties style:text-underline-style="none" fo:font-weight="bold" officeooo:rsid="001c057c" style:font-weight-asian="bold" style:font-weight-complex="bold"/>
    </style:style>
    <style:style style:name="T4" style:family="text">
      <style:text-properties fo:font-weight="bold" officeooo:rsid="001de3d6" style:font-weight-asian="bold" style:font-weight-complex="bold"/>
    </style:style>
    <style:style style:name="T5" style:family="text">
      <style:text-properties fo:font-weight="bold" officeooo:rsid="006c5bab" style:font-weight-asian="bold" style:font-weight-complex="bold"/>
    </style:style>
    <style:style style:name="T6" style:family="text">
      <style:text-properties officeooo:rsid="001de3d6"/>
    </style:style>
    <style:style style:name="T7" style:family="text">
      <style:text-properties officeooo:rsid="001f9b11"/>
    </style:style>
    <style:style style:name="T8" style:family="text">
      <style:text-properties officeooo:rsid="002dd8ff"/>
    </style:style>
    <style:style style:name="T9" style:family="text">
      <style:text-properties officeooo:rsid="005d059c"/>
    </style:style>
    <style:style style:name="T10" style:family="text">
      <style:text-properties officeooo:rsid="006c5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teração Humano-Computador</text:span> – 0<text:span text:style-name="T1">4</text:span>/08/2022</text:p>
      <text:p text:style-name="Standard"/>
      <text:p text:style-name="P1"/>
      <text:p text:style-name="P1">- <text:s/><text:span text:style-name="T3">Interação:</text:span><text:span text:style-name="T2"> ação recíproca entre usuário e um equipamento.</text:span></text:p>
      <text:p text:style-name="P1"/>
      <text:p text:style-name="P1">- <text:span text:style-name="T4">Interação Humano-Computador (IHC):</text:span><text:span text:style-name="T6"> Sistemas computacioais <text:s/>compostos por hardware, software e meios de comunicação desenvolvidos para interagirem com pessoas. </text:span><text:span text:style-name="T7">Essas interações ocorrem através de dispositivos que lidam com transmissão, exibição, armazenamento ou transformação de informações que as pesoas podem perceber.</text:span></text:p>
      <text:p text:style-name="P1"/>
      <text:p text:style-name="P1">- <text:span text:style-name="T8">Algumas falhas de sistemas computacionais são derivadas da falta de testes ou contato com o usuário final que poderia validar a implementação dos requisitos.</text:span></text:p>
      <text:p text:style-name="P1"/>
      <text:p text:style-name="P1">- <text:span text:style-name="T9">É importante pensar e planejar bem a proposta de um produto pois pode haver consequencias esperadas e inesperadas para o seu projeto.</text:span></text:p>
      <text:p text:style-name="P1"/>
      <text:p text:style-name="P1">- <text:span text:style-name="T5">User Experience (UX):</text:span><text:span text:style-name="T10"> Um conjunto de percepções e respostas do usuário que resultam do uso e/ou do uso antecipado de um sistema, produto ou serviço, sendo UX considerada como uma ampliação da área de IHC.</text:span></text:p>
      <text:p text:style-name="P1"/>
      <text:p text:style-name="P1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09:02:40.990930932</meta:creation-date>
    <dc:date>2022-08-04T10:59:33.688317291</dc:date>
    <meta:editing-duration>PT1H34M3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37" meta:character-count="924" meta:non-whitespace-character-count="790"/>
  </office:meta>
</office:document-meta>
</file>